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Times New Roman" svg:font-family="Times,Times New Roman"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P1" style:parent-style-name="Título2" style:master-page-name="MP0" style:list-style-name="LFO1" style:family="paragraph">
      <style:paragraph-properties fo:break-before="page" fo:text-align="justify" fo:line-height="150%" fo:text-indent="0.3937in"/>
      <style:text-properties style:font-name="Times,Times New Roman" style:font-name-asian="Times,Times New Roman" style:font-name-complex="Times,Times New Roman"/>
    </style:style>
    <style:style style:name="T2" style:parent-style-name="Tipodeletrapredefinidodoparágrafo" style:family="text">
      <style:text-properties style:font-name="Times,Times New Roman" style:font-name-asian="Times,Times New Roman" style:font-name-complex="Times,Times New Roman" fo:language="pt" fo:country="PT"/>
    </style:style>
    <style:style style:name="T3" style:parent-style-name="Tipodeletrapredefinidodoparágrafo" style:family="text">
      <style:text-properties style:font-name="Times New Roman" fo:language="pt" fo:country="PT"/>
    </style:style>
    <style:style style:name="T4" style:parent-style-name="Tipodeletrapredefinidodoparágrafo" style:family="text">
      <style:text-properties style:font-name="Times New Roman" fo:font-style="italic" style:font-style-asian="italic" style:font-style-complex="italic" fo:language="pt" fo:country="PT"/>
    </style:style>
    <style:style style:name="T5" style:parent-style-name="Tipodeletrapredefinidodoparágrafo" style:family="text">
      <style:text-properties style:font-name="Times New Roman" fo:language="pt" fo:country="PT"/>
    </style:style>
    <style:style style:name="T6" style:parent-style-name="Tipodeletrapredefinidodoparágrafo" style:family="text">
      <style:text-properties style:font-name="Times New Roman" fo:font-style="italic" style:font-style-asian="italic" style:font-style-complex="italic" fo:language="pt" fo:country="PT"/>
    </style:style>
    <style:style style:name="T7" style:parent-style-name="Tipodeletrapredefinidodoparágrafo" style:family="text">
      <style:text-properties style:font-name="Times New Roman" fo:language="pt" fo:country="PT"/>
    </style:style>
    <style:style style:name="P8" style:parent-style-name="Normal" style:family="paragraph">
      <style:text-properties style:font-name="Times New Roman" fo:language="pt" fo:country="PT"/>
    </style:style>
    <style:style style:name="P9" style:parent-style-name="Normal" style:family="paragraph">
      <style:text-properties style:font-name="Times New Roman" fo:language="pt" fo:country="PT"/>
    </style:style>
    <style:style style:name="P10" style:parent-style-name="Título2" style:list-style-name="LFO3" style:family="paragraph">
      <style:text-properties style:font-name="Times New Roman" fo:language="pt" fo:country="PT"/>
    </style:style>
    <style:style style:name="P11" style:parent-style-name="Normal" style:family="paragraph">
      <style:paragraph-properties fo:text-align="justify" fo:line-height="150%" fo:text-indent="0.3937in"/>
    </style:style>
    <style:style style:name="T12" style:parent-style-name="Tipodeletrapredefinidodoparágrafo" style:family="text">
      <style:text-properties style:font-name="Times New Roman" fo:language="pt" fo:country="PT"/>
    </style:style>
    <style:style style:name="T13" style:parent-style-name="Tipodeletrapredefinidodoparágrafo" style:family="text">
      <style:text-properties style:font-name="Times New Roman" fo:language="pt" fo:country="PT"/>
    </style:style>
    <style:style style:name="T14" style:parent-style-name="Tipodeletrapredefinidodoparágrafo" style:family="text">
      <style:text-properties style:font-name="Times New Roman" fo:font-style="italic" style:font-style-asian="italic" style:font-style-complex="italic" fo:language="pt" fo:country="PT"/>
    </style:style>
    <style:style style:name="T15" style:parent-style-name="Tipodeletrapredefinidodoparágrafo" style:family="text">
      <style:text-properties style:font-name="Times New Roman" fo:language="pt" fo:country="PT"/>
    </style:style>
    <style:style style:name="T16" style:parent-style-name="Tipodeletrapredefinidodoparágrafo" style:family="text">
      <style:text-properties style:font-name="Times New Roman" fo:font-style="italic" style:font-style-asian="italic" style:font-style-complex="italic" fo:language="pt" fo:country="PT"/>
    </style:style>
    <style:style style:name="T17" style:parent-style-name="Tipodeletrapredefinidodoparágrafo" style:family="text">
      <style:text-properties style:font-name="Times New Roman" fo:language="pt" fo:country="PT"/>
    </style:style>
    <style:style style:name="T18" style:parent-style-name="Tipodeletrapredefinidodoparágrafo" style:family="text">
      <style:text-properties style:font-name="Times New Roman" fo:language="pt" fo:country="PT"/>
    </style:style>
    <style:style style:name="T19" style:parent-style-name="Tipodeletrapredefinidodoparágrafo" style:family="text">
      <style:text-properties style:font-name="Times New Roman" fo:language="pt" fo:country="PT"/>
    </style:style>
    <style:style style:name="T20" style:parent-style-name="Tipodeletrapredefinidodoparágrafo" style:family="text">
      <style:text-properties style:font-name="Times New Roman" fo:font-style="italic" style:font-style-asian="italic" style:font-style-complex="italic" fo:language="pt" fo:country="PT"/>
    </style:style>
    <style:style style:name="T21" style:parent-style-name="Tipodeletrapredefinidodoparágrafo" style:family="text">
      <style:text-properties style:font-name="Times New Roman" fo:language="pt" fo:country="PT"/>
    </style:style>
    <style:style style:name="T22" style:parent-style-name="Tipodeletrapredefinidodoparágrafo" style:family="text">
      <style:text-properties style:font-name="Times New Roman" fo:font-style="italic" style:font-style-asian="italic" style:font-style-complex="italic" fo:language="pt" fo:country="PT"/>
    </style:style>
    <style:style style:name="T23" style:parent-style-name="Tipodeletrapredefinidodoparágrafo" style:family="text">
      <style:text-properties style:font-name="Times New Roman" fo:language="pt" fo:country="PT"/>
    </style:style>
    <style:style style:name="T24" style:parent-style-name="Tipodeletrapredefinidodoparágrafo" style:family="text">
      <style:text-properties style:font-name="Times New Roman" fo:language="pt" fo:country="PT"/>
    </style:style>
    <style:style style:name="T25" style:parent-style-name="Tipodeletrapredefinidodoparágrafo" style:family="text">
      <style:text-properties style:font-name="Times New Roman" fo:language="pt" fo:country="PT"/>
    </style:style>
    <style:style style:name="T26" style:parent-style-name="Tipodeletrapredefinidodoparágrafo" style:family="text">
      <style:text-properties style:font-name="Times New Roman" fo:language="pt" fo:country="PT"/>
    </style:style>
    <style:style style:name="P27" style:parent-style-name="Título2" style:list-style-name="LFO1" style:family="paragraph">
      <style:paragraph-properties fo:text-align="justify" fo:margin-top="0in" fo:margin-bottom="0in" fo:line-height="150%" fo:text-indent="0.3937in"/>
      <style:text-properties style:font-name="Times New Roman"/>
    </style:style>
    <style:style style:name="P28" style:parent-style-name="Normal" style:family="paragraph">
      <style:paragraph-properties fo:text-align="justify" fo:line-height="150%" fo:text-indent="0.3937in"/>
      <style:text-properties style:font-name="Times New Roman" fo:language="pt" fo:country="PT"/>
    </style:style>
    <style:style style:name="P29" style:parent-style-name="Título2" style:list-style-name="LFO1" style:family="paragraph">
      <style:paragraph-properties fo:text-align="justify" fo:margin-top="0in" fo:margin-bottom="0in" fo:line-height="150%" fo:text-indent="0.3937in"/>
      <style:text-properties style:font-name="Times,Times New Roman" style:font-name-asian="Times,Times New Roman" style:font-name-complex="Times,Times New Roman"/>
    </style:style>
    <style:style style:name="P30" style:parent-style-name="Normal" style:family="paragraph">
      <style:paragraph-properties fo:text-align="justify" fo:line-height="150%" fo:text-indent="0.3937in"/>
      <style:text-properties style:font-name="Times,Times New Roman" style:font-name-asian="Times,Times New Roman" style:font-name-complex="Times,Times New Roman" fo:language="pt" fo:country="PT"/>
    </style:style>
    <style:style style:name="P31" style:parent-style-name="Normal" style:family="paragraph">
      <style:paragraph-properties fo:text-align="justify" fo:line-height="150%" fo:text-indent="0.3937in"/>
      <style:text-properties style:font-name="Times,Times New Roman" style:font-name-asian="Times,Times New Roman" style:font-name-complex="Times,Times New Roman" fo:language="pt" fo:country="PT"/>
    </style:style>
    <style:style style:name="P32" style:parent-style-name="ParágrafodaLista" style:list-style-name="LFO4" style:family="paragraph">
      <style:paragraph-properties fo:text-align="justify" fo:line-height="150%" fo:margin-left="0in" fo:text-indent="0.3937in">
        <style:tab-stops/>
      </style:paragraph-properties>
    </style:style>
    <style:style style:name="T33" style:parent-style-name="Tipodeletrapredefinidodoparágrafo" style:family="text">
      <style:text-properties style:font-name="Times New Roman" fo:font-weight="bold" style:font-weight-asian="bold" style:font-weight-complex="bold"/>
    </style:style>
    <style:style style:name="T34" style:parent-style-name="Tipodeletrapredefinidodoparágrafo" style:family="text">
      <style:text-properties style:font-name="Times New Roman"/>
    </style:style>
    <style:style style:name="T35" style:parent-style-name="Tipodeletrapredefinidodoparágrafo" style:family="text">
      <style:text-properties style:font-name="Times New Roman" fo:font-style="italic" style:font-style-asian="italic" style:font-style-complex="italic"/>
    </style:style>
    <style:style style:name="P36" style:parent-style-name="ParágrafodaLista" style:list-style-name="LFO4" style:family="paragraph">
      <style:paragraph-properties fo:text-align="justify" fo:line-height="150%" fo:margin-left="0in" fo:text-indent="0.3937in">
        <style:tab-stops/>
      </style:paragraph-properties>
    </style:style>
    <style:style style:name="T37" style:parent-style-name="Tipodeletrapredefinidodoparágrafo" style:family="text">
      <style:text-properties style:font-name="Times New Roman" fo:font-weight="bold" style:font-weight-asian="bold" style:font-weight-complex="bold"/>
    </style:style>
    <style:style style:name="T38" style:parent-style-name="Tipodeletrapredefinidodoparágrafo" style:family="text">
      <style:text-properties style:font-name="Times New Roman" fo:font-style="italic" style:font-style-asian="italic" style:font-style-complex="italic"/>
    </style:style>
    <style:style style:name="P39" style:parent-style-name="ParágrafodaLista" style:list-style-name="LFO4" style:family="paragraph">
      <style:paragraph-properties fo:text-align="justify" fo:line-height="150%" fo:margin-left="0in" fo:text-indent="0.3937in">
        <style:tab-stops/>
      </style:paragraph-properties>
    </style:style>
    <style:style style:name="T40" style:parent-style-name="Tipodeletrapredefinidodoparágrafo" style:family="text">
      <style:text-properties style:font-name="Times New Roman" fo:font-weight="bold" style:font-weight-asian="bold" style:font-weight-complex="bold"/>
    </style:style>
    <style:style style:name="T41" style:parent-style-name="Tipodeletrapredefinidodoparágrafo" style:family="text">
      <style:text-properties style:font-name="Times New Roman"/>
    </style:style>
    <style:style style:name="P42" style:parent-style-name="ParágrafodaLista" style:list-style-name="LFO4" style:family="paragraph">
      <style:paragraph-properties fo:text-align="justify" fo:line-height="150%" fo:margin-left="0in" fo:text-indent="0.3937in">
        <style:tab-stops/>
      </style:paragraph-properties>
    </style:style>
    <style:style style:name="T43" style:parent-style-name="Tipodeletrapredefinidodoparágrafo" style:family="text">
      <style:text-properties style:font-name="Times New Roman" fo:font-weight="bold" style:font-weight-asian="bold" style:font-weight-complex="bold"/>
    </style:style>
    <style:style style:name="T44" style:parent-style-name="Tipodeletrapredefinidodoparágrafo" style:family="text">
      <style:text-properties style:font-name="Times New Roman" fo:font-weight="bold" style:font-weight-asian="bold" style:font-weight-complex="bold" fo:font-style="italic" style:font-style-asian="italic" style:font-style-complex="italic"/>
    </style:style>
    <style:style style:name="T45" style:parent-style-name="Tipodeletrapredefinidodoparágrafo" style:family="text">
      <style:text-properties style:font-name="Times New Roman" fo:font-style="italic" style:font-style-asian="italic" style:font-style-complex="italic"/>
    </style:style>
    <style:style style:name="P46" style:parent-style-name="ParágrafodaLista" style:list-style-name="LFO4" style:family="paragraph">
      <style:paragraph-properties fo:text-align="justify" fo:line-height="150%" fo:margin-left="0in" fo:text-indent="0.3937in">
        <style:tab-stops/>
      </style:paragraph-properties>
    </style:style>
    <style:style style:name="T47" style:parent-style-name="Tipodeletrapredefinidodoparágrafo" style:family="text">
      <style:text-properties style:font-name="Times New Roman" fo:font-weight="bold" style:font-weight-asian="bold" style:font-weight-complex="bold"/>
    </style:style>
    <style:style style:name="T48" style:parent-style-name="Tipodeletrapredefinidodoparágrafo" style:family="text">
      <style:text-properties style:font-name="Times New Roman"/>
    </style:style>
    <style:style style:name="T49" style:parent-style-name="Tipodeletrapredefinidodoparágrafo" style:family="text">
      <style:text-properties style:font-name="Times New Roman" fo:font-style="italic" style:font-style-asian="italic" style:font-style-complex="italic"/>
    </style:style>
    <style:style style:name="P50" style:parent-style-name="Normal" style:family="paragraph">
      <style:paragraph-properties fo:text-align="justify" fo:line-height="150%" fo:text-indent="0.3937in"/>
      <style:text-properties style:font-name="Times New Roman"/>
    </style:style>
    <style:style style:name="P51" style:parent-style-name="Normal" style:family="paragraph">
      <style:paragraph-properties fo:text-align="justify" fo:line-height="150%" fo:text-indent="0.3937in"/>
    </style:style>
    <style:style style:name="T52" style:parent-style-name="Tipodeletrapredefinidodoparágrafo" style:family="text">
      <style:text-properties style:font-name="Times New Roman" fo:language="pt" fo:country="PT"/>
    </style:style>
    <style:style style:name="T53" style:parent-style-name="Tipodeletrapredefinidodoparágrafo" style:family="text">
      <style:text-properties style:font-name="Times New Roman" fo:font-style="italic" style:font-style-asian="italic" style:font-style-complex="italic" fo:language="pt" fo:country="PT"/>
    </style:style>
    <style:style style:name="T54" style:parent-style-name="Tipodeletrapredefinidodoparágrafo" style:family="text">
      <style:text-properties style:font-name="Times New Roman" fo:language="pt" fo:country="PT"/>
    </style:style>
    <style:style style:name="T55" style:parent-style-name="Tipodeletrapredefinidodoparágrafo" style:family="text">
      <style:text-properties style:font-name="Times New Roman" fo:font-style="italic" style:font-style-asian="italic" style:font-style-complex="italic" fo:language="pt" fo:country="PT"/>
    </style:style>
    <style:style style:name="T56" style:parent-style-name="Tipodeletrapredefinidodoparágrafo" style:family="text">
      <style:text-properties style:font-name="Times New Roman" fo:language="pt" fo:country="PT"/>
    </style:style>
    <style:style style:name="T57" style:parent-style-name="Tipodeletrapredefinidodoparágrafo" style:family="text">
      <style:text-properties style:font-name="Times New Roman" fo:font-style="italic" style:font-style-asian="italic" style:font-style-complex="italic" fo:language="pt" fo:country="PT"/>
    </style:style>
    <style:style style:name="T58" style:parent-style-name="Tipodeletrapredefinidodoparágrafo" style:family="text">
      <style:text-properties style:font-name="Times New Roman" fo:language="pt" fo:country="PT"/>
    </style:style>
    <style:style style:name="T59" style:parent-style-name="Tipodeletrapredefinidodoparágrafo" style:family="text">
      <style:text-properties style:font-name="Times New Roman" fo:language="pt" fo:country="PT"/>
    </style:style>
    <style:style style:name="T60" style:parent-style-name="Tipodeletrapredefinidodoparágrafo" style:family="text">
      <style:text-properties style:font-name="Times New Roman" fo:language="pt" fo:country="PT"/>
    </style:style>
    <style:style style:name="T61" style:parent-style-name="Tipodeletrapredefinidodoparágrafo" style:family="text">
      <style:text-properties style:font-name="Times New Roman" fo:language="pt" fo:country="PT"/>
    </style:style>
    <style:style style:name="T62" style:parent-style-name="Tipodeletrapredefinidodoparágrafo" style:family="text">
      <style:text-properties style:font-name="Times New Roman" fo:font-style="italic" style:font-style-asian="italic" style:font-style-complex="italic" fo:language="pt" fo:country="PT"/>
    </style:style>
    <style:style style:name="T63" style:parent-style-name="Tipodeletrapredefinidodoparágrafo" style:family="text">
      <style:text-properties style:font-name="Times New Roman" fo:language="pt" fo:country="PT"/>
    </style:style>
    <style:style style:name="T64" style:parent-style-name="Tipodeletrapredefinidodoparágrafo" style:family="text">
      <style:text-properties style:font-name="Times New Roman" fo:language="pt" fo:country="PT"/>
    </style:style>
    <style:style style:name="T65" style:parent-style-name="Tipodeletrapredefinidodoparágrafo" style:family="text">
      <style:text-properties style:font-name="Times New Roman" fo:language="pt" fo:country="PT"/>
    </style:style>
    <style:style style:name="T66" style:parent-style-name="Tipodeletrapredefinidodoparágrafo" style:family="text">
      <style:text-properties style:font-name="Times New Roman" fo:font-style="italic" style:font-style-asian="italic" style:font-style-complex="italic" fo:language="pt" fo:country="PT"/>
    </style:style>
    <style:style style:name="T67" style:parent-style-name="Tipodeletrapredefinidodoparágrafo" style:family="text">
      <style:text-properties style:font-name="Times New Roman" fo:language="pt" fo:country="PT"/>
    </style:style>
    <style:style style:name="T68" style:parent-style-name="Tipodeletrapredefinidodoparágrafo" style:family="text">
      <style:text-properties style:font-name="Times New Roman" fo:font-style="italic" style:font-style-asian="italic" style:font-style-complex="italic" fo:language="pt" fo:country="PT"/>
    </style:style>
    <style:style style:name="T69" style:parent-style-name="Tipodeletrapredefinidodoparágrafo" style:family="text">
      <style:text-properties style:font-name="Times New Roman" fo:language="pt" fo:country="PT"/>
    </style:style>
    <style:style style:name="T70" style:parent-style-name="Tipodeletrapredefinidodoparágrafo" style:family="text">
      <style:text-properties style:font-name="Times New Roman" fo:font-style="italic" style:font-style-asian="italic" style:font-style-complex="italic" fo:language="pt" fo:country="PT"/>
    </style:style>
    <style:style style:name="T71" style:parent-style-name="Tipodeletrapredefinidodoparágrafo" style:family="text">
      <style:text-properties style:font-name="Times New Roman" fo:language="pt" fo:country="PT"/>
    </style:style>
    <style:style style:name="T72" style:parent-style-name="Tipodeletrapredefinidodoparágrafo" style:family="text">
      <style:text-properties style:font-name="Times New Roman" fo:font-style="italic" style:font-style-asian="italic" style:font-style-complex="italic" fo:language="pt" fo:country="PT"/>
    </style:style>
    <style:style style:name="T73" style:parent-style-name="Tipodeletrapredefinidodoparágrafo" style:family="text">
      <style:text-properties style:font-name="Times New Roman" fo:language="pt" fo:country="PT"/>
    </style:style>
    <style:style style:name="T74" style:parent-style-name="Tipodeletrapredefinidodoparágrafo" style:family="text">
      <style:text-properties style:font-name="Times New Roman" fo:font-style="italic" style:font-style-asian="italic" style:font-style-complex="italic" fo:language="pt" fo:country="PT"/>
    </style:style>
    <style:style style:name="T75" style:parent-style-name="Tipodeletrapredefinidodoparágrafo" style:family="text">
      <style:text-properties style:font-name="Times New Roman" fo:language="pt" fo:country="PT"/>
    </style:style>
    <style:style style:name="T76" style:parent-style-name="Tipodeletrapredefinidodoparágrafo" style:family="text">
      <style:text-properties style:font-name="Times New Roman" fo:font-style="italic" style:font-style-asian="italic" style:font-style-complex="italic" fo:language="pt" fo:country="PT"/>
    </style:style>
    <style:style style:name="T77" style:parent-style-name="Tipodeletrapredefinidodoparágrafo" style:family="text">
      <style:text-properties style:font-name="Times New Roman" fo:language="pt" fo:country="PT"/>
    </style:style>
    <style:style style:name="T78" style:parent-style-name="Tipodeletrapredefinidodoparágrafo" style:family="text">
      <style:text-properties style:font-name="Times New Roman" fo:font-style="italic" style:font-style-asian="italic" style:font-style-complex="italic" fo:language="pt" fo:country="PT"/>
    </style:style>
    <style:style style:name="T79" style:parent-style-name="Tipodeletrapredefinidodoparágrafo" style:family="text">
      <style:text-properties style:font-name="Times New Roman" fo:language="pt" fo:country="PT"/>
    </style:style>
    <style:style style:name="P80" style:parent-style-name="Título2" style:list-style-name="LFO1" style:family="paragraph">
      <style:paragraph-properties fo:text-align="justify" fo:margin-top="0in" fo:margin-bottom="0in" fo:line-height="150%" fo:text-indent="0.3937in"/>
      <style:text-properties style:font-name="Times New Roman"/>
    </style:style>
    <style:style style:name="P81" style:parent-style-name="Normal" style:family="paragraph">
      <style:paragraph-properties fo:text-align="justify" fo:line-height="150%" fo:text-indent="0.3937in"/>
    </style:style>
    <style:style style:name="T82" style:parent-style-name="Tipodeletrapredefinidodoparágrafo" style:family="text">
      <style:text-properties style:font-name="Times New Roman" fo:language="pt" fo:country="PT"/>
    </style:style>
    <style:style style:name="T83" style:parent-style-name="Tipodeletrapredefinidodoparágrafo" style:family="text">
      <style:text-properties style:font-name="Times New Roman" fo:font-style="italic" style:font-style-asian="italic" style:font-style-complex="italic" fo:language="pt" fo:country="PT"/>
    </style:style>
    <style:style style:name="T84" style:parent-style-name="Tipodeletrapredefinidodoparágrafo" style:family="text">
      <style:text-properties style:font-name="Times New Roman" fo:language="pt" fo:country="PT"/>
    </style:style>
    <style:style style:name="P85" style:parent-style-name="Título2" style:list-style-name="LFO1" style:family="paragraph">
      <style:paragraph-properties fo:margin-top="0in" fo:margin-bottom="0in" fo:line-height="150%" fo:text-indent="0.3937in"/>
      <style:text-properties fo:language="pt" fo:country="PT"/>
    </style:style>
    <style:style style:name="P86" style:parent-style-name="Normal" style:family="paragraph">
      <style:paragraph-properties fo:text-align="justify" fo:line-height="150%" fo:text-indent="0.3937in"/>
      <style:text-properties style:font-name="Times New Roman" fo:language="pt" fo:country="PT"/>
    </style:style>
    <style:style style:name="P87" style:parent-style-name="ParágrafodaLista" style:list-style-name="LFO5" style:family="paragraph">
      <style:paragraph-properties fo:text-align="justify" fo:line-height="150%"/>
      <style:text-properties style:font-name="Times New Roman" fo:language="pt" fo:country="PT"/>
    </style:style>
    <style:style style:name="P88" style:parent-style-name="ParágrafodaLista" style:list-style-name="LFO5" style:family="paragraph">
      <style:paragraph-properties fo:text-align="justify" fo:line-height="150%"/>
      <style:text-properties style:font-name="Times New Roman" fo:language="pt" fo:country="PT"/>
    </style:style>
    <style:style style:name="P89" style:parent-style-name="ParágrafodaLista" style:list-style-name="LFO5" style:family="paragraph">
      <style:paragraph-properties fo:text-align="justify" fo:line-height="150%"/>
      <style:text-properties style:font-name="Times New Roman" fo:language="pt" fo:country="PT"/>
    </style:style>
    <style:style style:name="P90" style:parent-style-name="Normal" style:family="paragraph">
      <style:paragraph-properties fo:text-align="justify" fo:line-height="150%" fo:text-indent="0.3937in"/>
      <style:text-properties style:font-name="Times New Roman" fo:language="pt" fo:country="PT"/>
    </style:style>
    <style:style style:name="P91" style:parent-style-name="Normal" style:family="paragraph">
      <style:paragraph-properties fo:text-align="justify" fo:line-height="150%" fo:text-indent="0.3937in"/>
      <style:text-properties style:font-name="Times New Roman" fo:language="pt" fo:country="PT"/>
    </style:style>
    <style:style style:name="P92" style:parent-style-name="Normal" style:family="paragraph">
      <style:paragraph-properties fo:text-align="justify" fo:line-height="150%" fo:text-indent="0.3937in"/>
      <style:text-properties style:font-name="Times New Roman" fo:language="pt" fo:country="PT"/>
    </style:style>
  </office:automatic-styles>
  <office:body>
    <office:text text:use-soft-page-breaks="true">
      <text:h text:style-name="P1" text:outline-level="2"><text:bookmark-start text:name="_Toc88236559"/>Funções do Produto<text:bookmark-end text:name="_Toc88236559"/></text:h>
      <text:p text:style-name="Normal"><text:span text:style-name="T2">Para este projeto, como foi mencionado anteriormente</text:span><text:span text:style-name="T3">, vai ser implementado um Site e uma aplicação em Android. Em relação ao Site como funcionalidades vai conter informação de cada Utilizador, ou seja, na categoria de Gestão de Utilizadores, o Utilizadores vão poder consultar os seus detalhes pessoais, podendo também os alterar. A nível de Marcações vai ser possível ter acesso a listagem das Marcações realizadas por cada um, tanto para o Cliente como para o Funcionário, e ter acesso aos detalhes de cada Marcação, e para o Funcionário vai ter uma opção de colocar notas sobre o serviço que fez na marcação. Outra funcionalidade que o Site vai conter é Avaliações, que vão ser um componente em que o Funcionário ou o Cliente vão poder aceder as páginas pessoais uns dos outros e vão poder submeter uma Avaliação, ou seja, vão comentar e introduzir uma cotação 1 a 5, que no nosso caso, vão ser ícones de forma de estrelinha, sendo que estas Avaliações vão poder estar expostas para todos os Utilizadores, de assinalar que só os Funcionário podem ver o perfil dos Clientes e os Clientes o contrário. A Site vai conter uma categoria de Reports, sendo que cada Funcionário pode reportar um Cliente, mas esse mesmo Cliente tem que ter uma marcação já em comum com o Funcionário, esses Report vão servir para expor alguma tentativa de abuso de confiança de quaisquer ambas as partes, verificando o que foi referido anteriormente, falta mencionar que o Cliente também pode reportar um Funcionário. E por e não menos importante, temos o componente da Estatística que vai ser usada pelo Administrador, sendo que vai conter informações que vão ser relevante para o negócio. Agora vamos explicar quais funcionalidades que a nossa App vai conter. Na App vai ser possível realizar uma Marcação, sendo possível indicar as características do imóvel a ser limpo, sendo possível escolher que tipo de funcionário que vai ser escolhido, ou seja, profissional ou normal, vai definir o tipo de marcação que deseja, ou seja, vai escolher marcar agora ou vai querer agendar uma hora que lhe mais convenha, como foi mencionado anteriormente, vai lhe ser apresentado que tipo de Funcionário deseja contratar, dependendo dessa escolha vai ser apresentado uma listagem com os Funcionários disponíveis para trabalharem com aquelas características. Nas Marcações mais funcionalidades com listagem de Marcações entre outras, mas as mais importantes foram descritas anteriormente. Em relação as outras diferenças que a App vai conter diferentes ao Site, vai ser a existência de um Chat para a comunicação dos Clientes com os Funcionários. Na<text:s/></text:span><text:span text:style-name="T4">App</text:span><text:span text:style-name="T5"><text:s/>na altura de efetuar a inscrição, o Funcionário para usar a nossa aplicação vai ter que realizar uma subscrição, sendo essa subscrição paga, e o seu formulário de inscrição vai ter que passar por uma triagem pela administração para verificar se o Funcionário cumpre os requisitos necessários para trabalhar com a<text:s/></text:span><text:span text:style-name="T6">FastClean</text:span><text:span text:style-name="T7">. Nesta App vamos conter como foi referido anteriormente, vamos ter um componente Mapa que vai possibilitar ao Cliente visualizar a sua posição e a posição dos Funcionários que estão perto de si, neste mesmo componente vai conter uma forma de indicar ao Cliente o trajeto que vai ser realizado pelo Funcionário até a ele mesmo para o Cliente ter a noção de quanto tempo é preciso para chegar ao destino. De forma muito resumida estas são as funcionalidades que o nosso projeto vai conter, sendo que dentro das categorias existem mais funcionalidades que vão ser expostas no decorrer deste relatório.</text:span></text:p>
      <text:p text:style-name="P8"/>
      <text:p text:style-name="P9"/>
      <text:h text:style-name="P10" text:outline-level="2" text:restart-numbering="true" text:start-value="1"><text:bookmark-start text:name="_Toc88236560"/>Classes de Utilizadores e Características<text:bookmark-end text:name="_Toc88236560"/></text:h>
      <text:p text:style-name="P11"><text:span text:style-name="T12">Como já mencionado anteriormente, o sistema vai ter 3 tipos de utilizadores diferentes, sendo estes o Cliente, sendo que ele vai poder fazer as seguintes tarefas como, marcações, consultar todas as marcações já realizadas, ter acesso ao Chat para comunicar<text:s/></text:span><text:soft-page-break/><text:span text:style-name="T13">com os Funcionários, fazer avaliações dos Funcionários, caso o Funcionário tenha trabalhado para o Cliente, poder fazer<text:s/></text:span><text:span text:style-name="T14">Reports,<text:s/></text:span><text:span text:style-name="T15">consultar a localização dos Funcionários<text:s/></text:span><text:span text:style-name="T16">online<text:s/></text:span><text:span text:style-name="T17">perto de si, ver a distância que o Funcionário está a <text:s/>si entre outras funcionalidades. Outro tipo de utilizador que vamos ter, e que já foi múltiplas<text:s/></text:span><text:span text:style-name="T18"><text:s/></text:span><text:span text:style-name="T19">vezes mencionado supra, é o Funcionário, o Funcionário vai poder aceitar marcações por parte dos Clientes, vai poder realizar<text:s/></text:span><text:span text:style-name="T20">Reports,<text:s/></text:span><text:span text:style-name="T21">vai poder consultar todos os pagamentos que lhe foram feitos a si, vai poder avaliar e consultar avaliações realizadas aos Clientes, vai poder visualizar qual o trajeto que vai ter de percorrer para chegar ao Cliente e vai poder utilizar um Chat para comunicar com o Cliente, e por fim e não menos importante vamos ter o Administrador que vai ter uma<text:s/></text:span><text:span text:style-name="T22">dashbroad</text:span><text:span text:style-name="T23"><text:s/>que vai conter informação com gráficos com diferentes informações para serem analisados posteriormente, que possibilitam a</text:span><text:span text:style-name="T24">veriguar</text:span><text:span text:style-name="T25"><text:s/>se o negócio esta a correr dentro do esperado, e vai ter acesso a listagem de todas as marcações, todos os pagamentos e entre outras funcionalidades que possa vir a ter.</text:span><text:span text:style-name="T26"><text:s/>O Administrador vai ser o responsável por validar as candidaturas dos possíveis funcionários sendo que ele vai verificar a informação disponibilizada pelo Utilizador e decidir se o Funcionário tem o perfil para trabalhar ou não na FastClean.</text:span></text:p>
      <text:h text:style-name="P27" text:outline-level="2"><text:bookmark-start text:name="_Toc88236561"/>Ambiente de Operação<text:bookmark-end text:name="_Toc88236561"/></text:h>
      <text:p text:style-name="P28">Como foi já mencionado anteriormente, o sistema vai ser implementado num ambiente web e num ambiente Android sendo para o seu correto funcionamento ter acesso a Internet de forma continua e com qualidade.</text:p>
      <text:h text:style-name="P29" text:outline-level="2"><text:bookmark-start text:name="_Toc88236562"/>Restrições de Design e Implementação<text:bookmark-end text:name="_Toc88236562"/></text:h>
      <text:p text:style-name="P30">Para realizar este projeto, inicialmente, tivemos que delinear quais as tecnologias a utilizar durante o desenvolvimento do projeto, que foram as seguintes:</text:p>
      <text:p text:style-name="P31"/>
      <text:list text:style-name="LFO4" text:continue-numbering="true">
        <text:list-item>
          <text:p text:style-name="P32"><text:span text:style-name="T33">Back-end:</text:span><text:span text:style-name="T34"><text:s/></text:span><text:span text:style-name="T35">.NET Core Framework</text:span></text:p>
        </text:list-item>
        <text:list-item>
          <text:p text:style-name="P36"><text:span text:style-name="T37">Front-end:<text:s/></text:span><text:span text:style-name="T38">React</text:span></text:p>
        </text:list-item>
        <text:list-item>
          <text:p text:style-name="P39"><text:span text:style-name="T40">Mobile:</text:span><text:span text:style-name="T41"><text:s/>Android (Kotlin/Java)</text:span></text:p>
        </text:list-item>
        <text:list-item>
          <text:p text:style-name="P42"><text:span text:style-name="T43">Base de Dados:</text:span><text:span text:style-name="T44"><text:s/></text:span><text:span text:style-name="T45">SQL Server</text:span></text:p>
        </text:list-item>
        <text:list-item>
          <text:p text:style-name="P46"><text:span text:style-name="T47">Documentação:</text:span><text:span text:style-name="T48"><text:s/></text:span><text:span text:style-name="T49">Swagger</text:span></text:p>
        </text:list-item>
      </text:list>
      <text:p text:style-name="P50"/>
      <text:p text:style-name="P51"><text:span text:style-name="T52">As tecnologias do<text:s/></text:span><text:span text:style-name="T53">Back-end</text:span><text:span text:style-name="T54"><text:s/>e da Base de Dados foram nos impostas pelo docente da cadeira, já a escolha da tecnologia do<text:s/></text:span><text:span text:style-name="T55">Front-end</text:span><text:span text:style-name="T56"><text:s/>que nosso caso, escolhemos<text:s/></text:span><text:span text:style-name="T57">React<text:s/></text:span><text:span text:style-name="T58">por ter sido uma tecnologia que ninguém presente no grupo tenha utilizado, logo fará com<text:s/></text:span><text:soft-page-break/><text:span text:style-name="T59">que mos alargasse os nossos conhecimentos, visto que estamos a utilizar algo que nunca trabalhamos.</text:span><text:span text:style-name="T60"><text:s/>A tecnologia para realizar a vertente Mobile é o Android, como esta parte é o foco principal do nosso projeto, decidimos utilizar o Android porque é uma tecnologia que é a mais utilizada nos dispositivos moveis e sendo mais acessível a maior parte da população em geral.</text:span><text:span text:style-name="T61"><text:s/>Como foi referido anteriormente o<text:s/></text:span><text:span text:style-name="T62">Swagger<text:s/></text:span><text:span text:style-name="T63">será<text:s/></text:span><text:span text:style-name="T64">utilizado</text:span><text:span text:style-name="T65"><text:s/>para documentar todos os<text:s/></text:span><text:span text:style-name="T66">endpoints<text:s/></text:span><text:span text:style-name="T67">realizados no<text:s/></text:span><text:span text:style-name="T68">Back-end.<text:s/></text:span><text:span text:style-name="T69">De mencionar, para garantir uma maior segurança na aplicação, toda a parte de autenticação como o, login</text:span><text:span text:style-name="T70"><text:s/></text:span><text:span text:style-name="T71">e</text:span><text:span text:style-name="T72"><text:s/></text:span><text:span text:style-name="T73">atualizar<text:s/></text:span><text:span text:style-name="T74">password,</text:span><text:span text:style-name="T75"><text:s/>será realizado recorrendo<text:s/></text:span><text:span text:style-name="T76">JSON Web Token</text:span><text:span text:style-name="T77">, permitindo assim verificar a autenticidade do<text:s/></text:span><text:span text:style-name="T78">token<text:s/></text:span><text:span text:style-name="T79">recebido.</text:span></text:p>
      <text:h text:style-name="P80" text:outline-level="2"><text:bookmark-start text:name="_Toc88236563"/>Pressupostos e Dependências<text:bookmark-end text:name="_Toc88236563"/></text:h>
      <text:p text:style-name="P81"><text:span text:style-name="T82">Para garantirmos o correto funcionamento do nosso sistema, é de assinalar a obrigatoriedade dos utilizadores contenha nos seus dispositivos acesso a internet, sistema operativo e<text:s/></text:span><text:span text:style-name="T83">browser<text:s/></text:span><text:span text:style-name="T84">previamente instalados.</text:span></text:p>
      <text:h text:style-name="P85" text:outline-level="2"><text:bookmark-start text:name="_Toc88236564"/>Afetação da Equipa<text:bookmark-end text:name="_Toc88236564"/></text:h>
      <text:p text:style-name="P86">A nível de funções do desenvolvimento do projeto vão ser as seguintes:</text:p>
      <text:list text:style-name="LFO5" text:continue-numbering="true">
        <text:list-item>
          <text:p text:style-name="P87">Full Stack: João Leite e Rui Soares;</text:p>
        </text:list-item>
        <text:list-item>
          <text:p text:style-name="P88">FrontEnd: Célio Macedo<text:s/>e Bruno Costa;</text:p>
        </text:list-item>
        <text:list-item>
          <text:p text:style-name="P89">BackEnd: Rafael Costa;</text:p>
        </text:list-item>
      </text:list>
      <text:p text:style-name="P90"/>
      <text:p text:style-name="P91"/>
      <text:p text:style-name="P9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Times New Roman" svg:font-family="Times,Times New Roman"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1666in" style:line-height-at-least="0.1666in"/>
      <style:text-properties fo:font-weight="bold" style:font-weight-asian="bold" style:letter-kerning="true" fo:font-size="18pt" style:font-size-asian="18pt" fo:hyphenate="false"/>
    </style:style>
    <style:style style:name="Título2" style:display-name="Título 2" style:family="paragraph" style:parent-style-name="Normal" style:next-style-name="Normal"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Título3" style:display-name="Título 3" style:family="paragraph" style:parent-style-name="Normal" style:next-style-name="Normal" style:default-outline-level="3">
      <style:paragraph-properties fo:margin-top="0.1666in" fo:margin-bottom="0.1666in"/>
      <style:text-properties fo:font-weight="bold" style:font-weight-asian="bold" fo:hyphenate="false"/>
    </style:style>
    <style:style style:name="Título4" style:display-name="Título 4" style:family="paragraph" style:parent-style-name="Normal" style:next-style-name="Normal" style:default-outline-level="4">
      <style:paragraph-properties fo:keep-with-next="always" fo:text-align="justify" fo:margin-top="0.1666in" fo:margin-bottom="0.0416in" fo:line-height="0.1527in"/>
      <style:text-properties style:font-name="Times New Roman" fo:font-weight="bold" style:font-weight-asian="bold" fo:font-style="italic" style:font-style-asian="italic" fo:font-size="11pt" style:font-size-asian="11pt" fo:hyphenate="false"/>
    </style:style>
    <style:style style:name="Título5" style:display-name="Título 5" style:family="paragraph" style:parent-style-name="Normal" style:next-style-name="Normal" style:default-outline-level="5">
      <style:paragraph-properties fo:text-align="justify" fo:margin-top="0.1666in" fo:margin-bottom="0.0416in" fo:line-height="0.1527in"/>
      <style:text-properties style:font-name="Arial" fo:font-size="11pt" style:font-size-asian="11pt" fo:hyphenate="false"/>
    </style:style>
    <style:style style:name="Título6" style:display-name="Título 6" style:family="paragraph" style:parent-style-name="Normal" style:next-style-name="Normal" style:default-outline-level="6">
      <style:paragraph-properties fo:text-align="justify" fo:margin-top="0.1666in" fo:margin-bottom="0.0416in" fo:line-height="0.1527in"/>
      <style:text-properties style:font-name="Arial" fo:font-style="italic" style:font-style-asian="italic" fo:font-size="11pt" style:font-size-asian="11pt" fo:hyphenate="false"/>
    </style:style>
    <style:style style:name="Título7" style:display-name="Título 7" style:family="paragraph" style:parent-style-name="Normal" style:next-style-name="Normal" style:default-outline-level="7">
      <style:paragraph-properties fo:text-align="justify" fo:margin-top="0.1666in" fo:margin-bottom="0.0416in" fo:line-height="0.1527in"/>
      <style:text-properties style:font-name="Arial" fo:font-size="10pt" style:font-size-asian="10pt" fo:hyphenate="false"/>
    </style:style>
    <style:style style:name="Título8" style:display-name="Título 8" style:family="paragraph" style:parent-style-name="Normal" style:next-style-name="Normal" style:default-outline-level="8">
      <style:paragraph-properties fo:text-align="justify" fo:margin-top="0.1666in" fo:margin-bottom="0.0416in" fo:line-height="0.1527in"/>
      <style:text-properties style:font-name="Arial" fo:font-style="italic" style:font-style-asian="italic" fo:font-size="10pt" style:font-size-asian="10pt" fo:hyphenate="false"/>
    </style:style>
    <style:style style:name="Título9" style:display-name="Título 9" style:family="paragraph" style:parent-style-name="Normal" style:next-style-name="Normal" style:default-outline-level="9">
      <style:paragraph-properties fo:text-align="justify" fo:margin-top="0.1666in" fo:margin-bottom="0.0416in" fo:line-height="0.1527in"/>
      <style:text-properties style:font-name="Arial" fo:font-style="italic" style:font-style-asian="italic" fo:font-size="9pt" style:font-size-asian="9pt" fo:hyphenate="false"/>
    </style:style>
    <style:style style:name="Normal" style:display-name="Normal" style:family="paragraph">
      <style:paragraph-properties fo:margin-bottom="0in" fo:line-height="0.1666in"/>
      <style:text-properties style:font-name="Times" style:font-name-asian="Times New Roman" style:font-name-complex="Times New Roman" fo:font-size="12pt" style:font-size-asian="12pt" style:font-size-complex="10pt" fo:language="en" fo:country="US" fo:hyphenate="false"/>
    </style:style>
    <style:style style:name="Tipodeletrapredefinidodoparágrafo" style:display-name="Tipo de letra predefinido do parágrafo" style:family="text"/>
    <style:style style:name="Título1Caráter" style:display-name="Título 1 Caráter" style:family="text" style:parent-style-name="Tipodeletrapredefinidodoparágrafo">
      <style:text-properties style:font-name="Times" style:font-name-asian="Times New Roman" style:font-name-complex="Times New Roman" fo:font-weight="bold" style:font-weight-asian="bold" style:letter-kerning="true" fo:font-size="18pt" style:font-size-asian="18pt" style:font-size-complex="10pt" fo:language="en" fo:country="US"/>
    </style:style>
    <style:style style:name="Título2Caráter" style:display-name="Título 2 Caráter" style:family="text" style:parent-style-name="Tipodeletrapredefinidodoparágrafo">
      <style:text-properties style:font-name="Times" style:font-name-asian="Times New Roman" style:font-name-complex="Times New Roman" fo:font-weight="bold" style:font-weight-asian="bold" fo:font-size="14pt" style:font-size-asian="14pt" style:font-size-complex="10pt" fo:language="en" fo:country="US"/>
    </style:style>
    <style:style style:name="Título3Caráter" style:display-name="Título 3 Caráter" style:family="text" style:parent-style-name="Tipodeletrapredefinidodoparágrafo">
      <style:text-properties style:font-name="Times" style:font-name-asian="Times New Roman" style:font-name-complex="Times New Roman" fo:font-weight="bold" style:font-weight-asian="bold" fo:font-size="12pt" style:font-size-asian="12pt" style:font-size-complex="10pt" fo:language="en" fo:country="US"/>
    </style:style>
    <style:style style:name="Título4Caráter" style:display-name="Título 4 Caráter" style:family="text" style:parent-style-name="Tipodeletrapredefinidodoparágrafo">
      <style:text-properties style:font-name="Times New Roman" style:font-name-asian="Times New Roman" style:font-name-complex="Times New Roman" fo:font-weight="bold" style:font-weight-asian="bold" fo:font-style="italic" style:font-style-asian="italic" style:font-size-complex="10pt" fo:language="en" fo:country="US"/>
    </style:style>
    <style:style style:name="Título5Caráter" style:display-name="Título 5 Caráter" style:family="text" style:parent-style-name="Tipodeletrapredefinidodoparágrafo">
      <style:text-properties style:font-name="Arial" style:font-name-asian="Times New Roman" style:font-name-complex="Times New Roman" style:font-size-complex="10pt" fo:language="en" fo:country="US"/>
    </style:style>
    <style:style style:name="Título6Caráter" style:display-name="Título 6 Caráter" style:family="text" style:parent-style-name="Tipodeletrapredefinidodoparágrafo">
      <style:text-properties style:font-name="Arial" style:font-name-asian="Times New Roman" style:font-name-complex="Times New Roman" fo:font-style="italic" style:font-style-asian="italic" style:font-size-complex="10pt" fo:language="en" fo:country="US"/>
    </style:style>
    <style:style style:name="Título7Caráter" style:display-name="Título 7 Caráter" style:family="text" style:parent-style-name="Tipodeletrapredefinidodoparágrafo">
      <style:text-properties style:font-name="Arial" style:font-name-asian="Times New Roman" style:font-name-complex="Times New Roman" fo:font-size="10pt" style:font-size-asian="10pt" style:font-size-complex="10pt" fo:language="en" fo:country="US"/>
    </style:style>
    <style:style style:name="Título8Caráter" style:display-name="Título 8 Caráter" style:family="text" style:parent-style-name="Tipodeletrapredefinidodoparágrafo">
      <style:text-properties style:font-name="Arial" style:font-name-asian="Times New Roman" style:font-name-complex="Times New Roman" fo:font-style="italic" style:font-style-asian="italic" fo:font-size="10pt" style:font-size-asian="10pt" style:font-size-complex="10pt" fo:language="en" fo:country="US"/>
    </style:style>
    <style:style style:name="Título9Caráter" style:display-name="Título 9 Caráter" style:family="text" style:parent-style-name="Tipodeletrapredefinidodoparágrafo">
      <style:text-properties style:font-name="Arial" style:font-name-asian="Times New Roman" style:font-name-complex="Times New Roman" fo:font-style="italic" style:font-style-asian="italic" fo:font-size="9pt" style:font-size-asian="9pt" style:font-size-complex="10pt" fo:language="en" fo:country="US"/>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Leite</meta:initial-creator>
    <dc:creator>Joao Leite</dc:creator>
    <meta:creation-date>2021-11-19T18:31:00Z</meta:creation-date>
    <dc:date>2021-11-19T18:34:00Z</dc:date>
    <meta:template xlink:href="Normal" xlink:type="simple"/>
    <meta:editing-cycles>1</meta:editing-cycles>
    <meta:editing-duration>PT60S</meta:editing-duration>
    <meta:document-statistic meta:page-count="3" meta:paragraph-count="14" meta:word-count="1121" meta:character-count="7164" meta:row-count="50" meta:non-whitespace-character-count="6057"/>
  </office:meta>
</office:document-meta>
</file>